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8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bbrev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13:X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: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:X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:SA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:S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:SA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:S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:SI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:SIP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:S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:X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:XPB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:X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E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F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I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IE85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IF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II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I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KE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PAM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PO3−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PPB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A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H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H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I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I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IP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S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X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X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XP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XPB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X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X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YP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:YP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:Y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gent based model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D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naerobic digestion model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GP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ffero General Public Licens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NSYS</text:p>
          </table:table-cell>
          <table:table-cell/>
          <table:table-cell office:value-type="string" calcext:value-type="string">
            <text:p>Simulation software compan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QUASI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ater modelling softwar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ctivated sludge model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denosine triphosphat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S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enchmark simulation model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ellular automat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A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puter aided desig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putational fluid dynamic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FX</text:p>
          </table:table-cell>
          <table:table-cell/>
          <table:table-cell office:value-type="string" calcext:value-type="string">
            <text:p>A proprietary CFD cod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hemical oxygen deman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yclindrical reactor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screte ordinates metho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WW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omestic wastewater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xtra-cellular polymeric substanc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LOP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loating point operations per secon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OS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ree and open source softwar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P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lat plate reactor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vDO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inite volume discrete ordinates metho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V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inite volume metho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nyey-Greenstein phase func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HP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igh performance computi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HR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ydraulic retention tim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fra-red rad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IW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ternational Water Assoc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ght harvesting complex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nte Carlo metho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H\textsubscript{4}-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mmonium as 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I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ear infra-red rad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D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rdinary differential equation/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penFOA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pen Field Operations and Manipulation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to-anaerobic model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AnMB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to-anaerobic membrane bioreactor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tosynthetically active rad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B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tobiofilm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tobioreactor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C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ysicochemical model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D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artial differential equ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lyhydroxyalkanoate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O4\textsubscript{4}-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sphate as P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P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urple phototrophic bacteri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SB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rous substrate bioreactor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tosynthetic uni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AN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ynolds-averaged Navier-Stoke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action centr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T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diative transfer equ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CO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luble chemical oxygen deman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organic nitroge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I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organic phosphoru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chlick model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R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ludge retention tim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hear stress transpor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C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ri-carboxylic acid cycl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I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inorganic carb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K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Kjeldahl nitroge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nitroge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phosphoru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P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runcated phase func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S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spended solid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UV</text:p>
          </table:table-cell>
          <table:table-cell/>
          <table:table-cell office:value-type="string" calcext:value-type="string">
            <text:p>Ultraviolet rad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VF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Volatile fatty acid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VL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Volumetric loading rat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Vo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Volume of flui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Volatile suspended solids</text:p>
          </table:table-cell>
          <table:table-cell office:value-type="string" calcext:value-type="string">
            <text:p>\\</text:p>
          </table:table-cell>
        </table:table-row>
      </table:table>
      <table:named-expressions/>
      <table:database-ranges>
        <table:database-range table:name="__Anonymous_Sheet_DB__0" table:target-range-address="abbrevs.A1:abbrevs.C1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4T16:15:20.532800373</dc:date>
    <meta:editing-duration>PT2M31S</meta:editing-duration>
    <meta:editing-cycles>1</meta:editing-cycles>
    <meta:generator>LibreOffice/6.2.4.2.0$Linux_X86_64 LibreOffice_project/20$Build-2</meta:generator>
    <meta:document-statistic meta:table-count="1" meta:cell-count="324" meta:object-count="0"/>
  </office:meta>
</office:document-meta>
</file>